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2" svg:font-family="Arial2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0835in"/>
    </style:style>
    <style:style style:name="co2" style:family="table-column">
      <style:table-column-properties fo:break-before="auto" style:column-width="0.1252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9063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1.4063in"/>
    </style:style>
    <style:style style:name="co10" style:family="table-column">
      <style:table-column-properties fo:break-before="auto" style:column-width="0.1354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0937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0626in" fo:break-before="auto" style:use-optimal-row-height="false"/>
    </style:style>
    <style:style style:name="ro5" style:family="table-row">
      <style:table-row-properties style:row-height="0.3047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0835in" fo:break-before="auto" style:use-optimal-row-height="false"/>
    </style:style>
    <style:style style:name="ro8" style:family="table-row">
      <style:table-row-properties style:row-height="0.0728in" fo:break-before="auto" style:use-optimal-row-height="fals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052in" fo:break-before="auto" style:use-optimal-row-height="false"/>
    </style:style>
    <style:style style:name="ro11" style:family="table-row">
      <style:table-row-properties style:row-height="0.3543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3228in" fo:break-before="auto" style:use-optimal-row-height="false"/>
    </style:style>
    <style:style style:name="ro14" style:family="table-row">
      <style:table-row-properties style:row-height="0.3437in" fo:break-before="auto" style:use-optimal-row-height="false"/>
    </style:style>
    <style:style style:name="ro15" style:family="table-row">
      <style:table-row-properties style:row-height="0.2374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1457in" fo:break-before="auto" style:use-optimal-row-height="false"/>
    </style:style>
    <style:style style:name="ro19" style:family="table-row">
      <style:table-row-properties style:row-height="0.1665in" fo:break-before="auto" style:use-optimal-row-height="false"/>
    </style:style>
    <style:style style:name="ro20" style:family="table-row">
      <style:table-row-properties style:row-height="0.0417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ext-properties style:font-name="Arial2"/>
    </style:style>
    <style:style style:name="ce2" style:family="table-cell" style:parent-style-name="Default" style:data-style-name="N0">
      <style:table-cell-properties fo:border-bottom="none" fo:border-left="0.06pt solid #3c3c3c" fo:border-right="none" fo:border-top="0.06pt solid #3c3c3c"/>
      <style:text-properties style:font-name="Arial2"/>
    </style:style>
    <style:style style:name="ce3" style:family="table-cell" style:parent-style-name="Default" style:data-style-name="N0">
      <style:table-cell-properties fo:border-bottom="none" fo:border-left="0.06pt solid #3c3c3c" fo:border-right="none" fo:border-top="none"/>
      <style:text-properties style:font-name="Arial2"/>
    </style:style>
    <style:style style:name="ce4" style:family="table-cell" style:parent-style-name="Default" style:data-style-name="N0">
      <style:table-cell-properties fo:border-bottom="0.06pt solid #3c3c3c" fo:border-left="0.06pt solid #3c3c3c" fo:border-right="none" fo:border-top="none"/>
      <style:text-properties style:font-name="Arial2"/>
    </style:style>
    <style:style style:name="ce5" style:family="table-cell" style:parent-style-name="Default" style:data-style-name="N0">
      <style:text-properties style:font-name="Arial2" fo:font-size="5pt" style:font-name-asian="Arial2" style:font-size-asian="5pt" style:font-name-complex="Arial2" style:font-size-complex="5pt"/>
    </style:style>
    <style:style style:name="ce6" style:family="table-cell" style:parent-style-name="Default" style:data-style-name="N0">
      <style:table-cell-properties fo:border-bottom="none" fo:border-left="none" fo:border-right="none" fo:border-top="0.06pt solid #3c3c3c"/>
      <style:text-properties style:font-name="Arial2"/>
    </style:style>
    <style:style style:name="ce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ext-properties style:font-name="Arial2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9" style:family="table-cell" style:parent-style-name="Default" style:data-style-name="N0"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0">
      <style:table-cell-properties fo:border-bottom="0.06pt solid #3c3c3c" fo:border-left="none" fo:border-right="none" fo:border-top="none"/>
      <style:text-properties style:font-name="Arial2"/>
    </style:style>
    <style:style style:name="ce11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Default" style:data-style-name="N0">
      <style:text-properties style:font-name="Arial2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ce13" style:family="table-cell" style:parent-style-name="Default" style:data-style-name="N0">
      <style:table-cell-properties fo:border-bottom="0.06pt solid #3c3c3c" style:text-align-source="fix" style:repeat-content="false" fo:wrap-option="wrap" fo:border-left="0.06pt solid #3c3c3c" fo:border-right="none" fo:border-top="0.06pt solid #3c3c3c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5121">
      <style:table-cell-properties fo:border-bottom="0.06pt solid #3c3c3c" style:text-align-source="fix" style:repeat-content="false" fo:wrap-option="wrap" fo:border-left="0.06pt solid #3c3c3c" fo:border-right="none" fo:border-top="0.06pt solid #3c3c3c" style:vertical-align="middle"/>
      <style:paragraph-properties fo:text-align="start" fo:margin-left="0in"/>
      <style:text-properties style:font-name="Arial2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0">
      <style:table-cell-properties fo:border="0.06pt solid #000000"/>
      <style:text-properties style:font-name="Arial2" fo:font-size="9pt" style:font-name-asian="Arial2" style:font-size-asian="9pt" style:font-name-complex="Arial2" style:font-size-complex="9pt"/>
    </style:style>
    <style:style style:name="ce16" style:family="table-cell" style:parent-style-name="Default" style:data-style-name="N0">
      <style:table-cell-properties fo:border-bottom="0.06pt solid #3c3c3c" style:text-align-source="fix" style:repeat-content="false" fo:wrap-option="wrap" fo:border-left="0.06pt solid #3c3c3c" fo:border-right="none" fo:border-top="0.06pt solid #3c3c3c" style:vertical-align="middle"/>
      <style:paragraph-properties fo:text-align="start" fo:margin-left="0in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ext-properties style:font-name="Arial2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2" fo:font-size="7pt" style:text-underline-style="solid" style:text-underline-width="auto" style:text-underline-color="font-color" fo:font-weight="bold" style:font-name-asian="Arial2" style:font-size-asian="7pt" style:font-weight-asian="bold" style:font-name-complex="Arial2" style:font-size-complex="7pt" style:font-weight-complex="bold"/>
    </style:style>
    <style:style style:name="ce20" style:family="table-cell" style:parent-style-name="Default" style:data-style-name="N0">
      <style:table-cell-properties fo:background-color="transparent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0"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3c3c3c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ackground-color="transparent" fo:border="0.06pt solid #3c3c3c"/>
      <style:text-properties style:font-name="Arial2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 fo:border="0.06pt solid #3c3c3c"/>
      <style:text-properties style:font-name="Arial2" fo:font-size="9pt" style:font-name-asian="Arial2" style:font-size-asian="9pt" style:font-name-complex="Arial2" style:font-size-complex="9pt"/>
    </style:style>
    <style:style style:name="ce25" style:family="table-cell" style:parent-style-name="Default" style:data-style-name="N0">
      <style:text-properties style:font-name="Arial2" style:font-name-asian="Times New Roman" style:font-name-complex="Times New Roman"/>
    </style:style>
    <style:style style:name="ce26" style:family="table-cell" style:parent-style-name="Default" style:data-style-name="N0">
      <style:text-properties style:font-name="Arial2" fo:font-size="9pt" style:font-size-asian="9pt" style:font-size-complex="9pt"/>
    </style:style>
    <style:style style:name="ce27" style:family="table-cell" style:parent-style-name="Default" style:data-style-name="N0">
      <style:text-properties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ce28" style:family="table-cell" style:parent-style-name="Default" style:data-style-name="N0">
      <style:table-cell-properties fo:background-color="transparent" fo:border="0.06pt solid #3c3c3c"/>
      <style:text-properties style:font-name="Arial2" fo:font-size="9pt" style:font-size-asian="9pt" style:font-size-complex="9pt"/>
    </style:style>
    <style:style style:name="ce2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order-left="0.06pt solid #3c3c3c" fo:border-right="none" fo:border-top="0.06pt solid #3c3c3c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1" style:family="table-cell" style:parent-style-name="Default" style:data-style-name="N0">
      <style:table-cell-properties fo:border-bottom="none" fo:border-left="0.06pt solid #3c3c3c" fo:border-right="none" fo:border-top="none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order-left="0.06pt solid #3c3c3c" fo:border-right="none" fo:border-top="none"/>
      <style:text-properties style:font-name="Arial2" fo:font-size="8pt" style:font-name-asian="Arial2" style:font-size-asian="8pt" style:font-name-complex="Arial2" style:font-size-complex="8pt"/>
    </style:style>
    <style:style style:name="ce33" style:family="table-cell" style:parent-style-name="Default" style:data-style-name="N0">
      <style:text-properties style:font-name="Arial2" fo:font-size="16pt" style:font-name-asian="Arial2" style:font-size-asian="16pt" style:font-name-complex="Arial2" style:font-size-complex="16pt"/>
    </style:style>
    <style:style style:name="ce3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Arial2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Excel_5f_BuiltIn_5f_Comma" style:data-style-name="N126">
      <style:table-cell-properties style:cell-protect="protected" style:print-content="true" style:text-align-source="fix" style:repeat-content="false" fo:background-color="transparent" fo:wrap-option="wrap" fo:border="0.06pt solid #3c3c3c" fo:padding-bottom="0.0138in" fo:padding-left="0.0138in" fo:padding-right="0in" fo:padding-top="0.0138in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Excel_5f_BuiltIn_5f_Comma" style:data-style-name="N3">
      <style:table-cell-properties style:cell-protect="protected" style:print-content="true" style:text-align-source="fix" style:repeat-content="false" fo:background-color="transparent" fo:border="0.06pt solid #3c3c3c" style:vertical-align="automatic"/>
      <style:paragraph-properties fo:text-align="end" fo:margin-left="0in"/>
      <style:text-properties style:font-name="Arial2" fo:font-size="9pt" style:font-size-asian="9pt" style:font-size-complex="9pt"/>
    </style:style>
    <style:style style:name="ce38" style:family="table-cell" style:parent-style-name="Excel_5f_BuiltIn_5f_Comma" style:data-style-name="N3">
      <style:table-cell-properties style:cell-protect="protected" style:print-content="true" style:text-align-source="fix" style:repeat-content="false" fo:background-color="transparent" fo:border="0.06pt solid #3c3c3c" style:vertical-align="automatic"/>
      <style:paragraph-properties fo:text-align="end" fo:margin-left="0in"/>
      <style:text-properties style:font-name="Arial2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0">
      <style:table-cell-properties fo:border-bottom="none" fo:border-left="none" fo:border-right="0.06pt solid #3c3c3c" fo:border-top="0.06pt solid #3c3c3c"/>
      <style:text-properties style:font-name="Arial2"/>
    </style:style>
    <style:style style:name="ce41" style:family="table-cell" style:parent-style-name="Default" style:data-style-name="N0">
      <style:table-cell-properties fo:border-bottom="none" fo:border-left="none" fo:border-right="0.06pt solid #3c3c3c" fo:border-top="none"/>
      <style:text-properties style:font-name="Arial2"/>
    </style:style>
    <style:style style:name="ce42" style:family="table-cell" style:parent-style-name="Default" style:data-style-name="N0">
      <style:table-cell-properties fo:border-bottom="0.06pt solid #3c3c3c" fo:border-left="none" fo:border-right="0.06pt solid #3c3c3c" fo:border-top="none"/>
      <style:text-properties style:font-name="Arial2"/>
    </style:style>
    <style:style style:name="T1" style:family="text">
      <style:text-properties style:font-name-asian="Arial2" style:font-size-asian="10pt" style:font-weight-asian="bold" style:font-name-complex="Arial2" style:font-size-complex="10pt" style:font-weight-complex="bold"/>
    </style:style>
    <style:style style:name="T2" style:family="text">
      <style:text-properties style:font-name-asian="Arial2" style:font-name-complex="Arial2"/>
    </style:style>
    <style:style style:name="T3" style:family="text">
      <style:text-properties style:font-name="Arial2" style:font-name-asian="Arial2" style:font-name-complex="Arial2"/>
    </style:style>
    <style:style style:name="T4" style:family="text">
      <style:text-properties fo:color="#000000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font-name-asian="Arial2" style:font-size-asian="8pt" style:font-name-complex="Arial2" style:font-size-complex="8pt"/>
    </style:style>
    <style:style style:name="T6" style:family="text">
      <style:text-properties style:font-name-asian="Arial2" style:font-size-asian="10pt" style:font-name-complex="Arial2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Entertain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2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6" table:number-columns-repeated="8"/>
          <table:table-cell table:style-name="ce40"/>
          <table:table-cell table:number-columns-repeated="1013"/>
        </table:table-row>
        <table:table-row table:style-name="ro3">
          <table:table-cell/>
          <table:table-cell table:style-name="ce3"/>
          <table:table-cell table:style-name="ce7" office:value-type="string">
            <text:p>BEIERSDORF VIETNAM COMPANY LIMITED</text:p>
          </table:table-cell>
          <table:table-cell table:number-columns-repeated="4"/>
          <table:table-cell table:style-name="ce27" office:value-type="string">
            <text:p>ENTERTAINMENT CLAIM</text:p>
          </table:table-cell>
          <table:table-cell table:style-name="ce33"/>
          <table:table-cell table:style-name="ce34"/>
          <table:table-cell table:style-name="ce41"/>
          <table:table-cell table:number-columns-repeated="1013"/>
        </table:table-row>
        <table:table-row table:style-name="ro4">
          <table:table-cell/>
          <table:table-cell table:style-name="ce3"/>
          <table:table-cell table:style-name="ce8"/>
          <table:table-cell table:number-columns-repeated="6"/>
          <table:table-cell table:style-name="ce34"/>
          <table:table-cell table:style-name="ce41"/>
          <table:table-cell table:number-columns-repeated="1013"/>
        </table:table-row>
        <table:table-row table:style-name="ro5">
          <table:table-cell/>
          <table:table-cell table:style-name="ce3"/>
          <table:table-cell table:style-name="ce9" office:value-type="string">
            <text:p>Name</text:p>
          </table:table-cell>
          <table:table-cell table:style-name="ce21" office:value-type="string">
            <text:p><text:a xlink:href="python://o.employee_id.name%20or%20''" xlink:type="simple">employee</text:a></text:p>
          </table:table-cell>
          <table:table-cell table:style-name="ce11" table:number-columns-repeated="3"/>
          <table:table-cell table:style-name="ce9" office:value-type="string">
            <text:p>Date</text:p>
          </table:table-cell>
          <table:table-cell table:style-name="ce11" office:value-type="string">
            <text:p><text:a xlink:href="python://get_vietname_date(o.date)" xlink:type="simple">date</text:a></text:p>
          </table:table-cell>
          <table:table-cell table:style-name="ce11"/>
          <table:table-cell table:style-name="ce41"/>
          <table:table-cell table:number-columns-repeated="1013"/>
        </table:table-row>
        <table:table-row table:style-name="ro5">
          <table:table-cell/>
          <table:table-cell table:style-name="ce3"/>
          <table:table-cell table:style-name="ce9" office:value-type="string">
            <text:p>Position</text:p>
          </table:table-cell>
          <table:table-cell table:style-name="ce9" office:value-type="string">
            <text:p><text:a xlink:href="python://o.job_id%20and%20o.job_id.name" xlink:type="simple">job_name</text:a></text:p>
          </table:table-cell>
          <table:table-cell table:style-name="ce11" table:number-columns-repeated="3"/>
          <table:table-cell table:style-name="ce9" office:value-type="string">
            <text:p>Cost Center</text:p>
          </table:table-cell>
          <table:table-cell table:style-name="ce9" office:value-type="string">
            <text:p><text:span text:style-name="T5"><text:a xlink:href="python://o.cost_center.name or ''" xlink:type="simple">cost_center</text:a></text:span></text:p>
          </table:table-cell>
          <table:table-cell table:style-name="ce11"/>
          <table:table-cell table:style-name="ce41"/>
          <table:table-cell table:number-columns-repeated="1013"/>
        </table:table-row>
        <table:table-row table:style-name="ro5">
          <table:table-cell/>
          <table:table-cell table:style-name="ce3"/>
          <table:table-cell table:style-name="ce9" office:value-type="string">
            <text:p>Department</text:p>
          </table:table-cell>
          <table:table-cell table:style-name="ce9" office:value-type="string">
            <text:p><text:span text:style-name="T2"><text:a xlink:href="python://o.department_id%20and%20o.department_id.name" xlink:type="simple">department_name</text:a></text:span></text:p>
          </table:table-cell>
          <table:table-cell table:style-name="ce11" table:number-columns-repeated="6"/>
          <table:table-cell table:style-name="ce41"/>
          <table:table-cell table:number-columns-repeated="1013"/>
        </table:table-row>
        <table:table-row table:style-name="ro6">
          <table:table-cell/>
          <table:table-cell table:style-name="ce4"/>
          <table:table-cell table:style-name="ce10" table:number-columns-repeated="8"/>
          <table:table-cell table:style-name="ce42"/>
          <table:table-cell table:number-columns-repeated="1013"/>
        </table:table-row>
        <table:table-row table:style-name="ro7">
          <table:table-cell/>
          <table:table-cell table:style-name="ce3"/>
          <table:table-cell table:number-columns-repeated="8"/>
          <table:table-cell table:style-name="ce41"/>
          <table:table-cell table:number-columns-repeated="1013"/>
        </table:table-row>
        <table:table-row table:style-name="ro8">
          <table:table-cell/>
          <table:table-cell table:style-name="ce3"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41"/>
          <table:table-cell table:number-columns-repeated="1013"/>
        </table:table-row>
        <table:table-row table:style-name="ro9">
          <table:table-cell/>
          <table:table-cell table:style-name="ce3"/>
          <table:table-cell table:style-name="ce12" office:value-type="string">
            <text:p>Please describes details as following</text:p>
          </table:table-cell>
          <table:table-cell table:number-columns-repeated="7"/>
          <table:table-cell table:style-name="ce41"/>
          <table:table-cell table:number-columns-repeated="1013"/>
        </table:table-row>
        <table:table-row table:style-name="ro10">
          <table:table-cell/>
          <table:table-cell table:style-name="ce3"/>
          <table:table-cell table:style-name="ce7"/>
          <table:table-cell table:number-columns-repeated="7"/>
          <table:table-cell table:style-name="ce41"/>
          <table:table-cell table:number-columns-repeated="1013"/>
        </table:table-row>
        <table:table-row table:style-name="ro11">
          <table:table-cell/>
          <table:table-cell table:style-name="ce3"/>
          <table:table-cell table:style-name="ce13" office:value-type="string">
            <text:p>Date</text:p>
          </table:table-cell>
          <table:table-cell table:style-name="ce22" office:value-type="string" table:number-columns-spanned="2" table:number-rows-spanned="1">
            <text:p>Purpose</text:p>
          </table:table-cell>
          <table:covered-table-cell/>
          <table:table-cell table:style-name="ce22" office:value-type="string" table:number-columns-spanned="2" table:number-rows-spanned="1">
            <text:p>Company's guest name</text:p>
          </table:table-cell>
          <table:covered-table-cell/>
          <table:table-cell table:style-name="ce22" office:value-type="string" table:number-columns-spanned="2" table:number-rows-spanned="1">
            <text:p>Attendee's name</text:p>
          </table:table-cell>
          <table:covered-table-cell/>
          <table:table-cell table:style-name="ce35" office:value-type="string">
            <text:p>Amount</text:p>
          </table:table-cell>
          <table:table-cell table:style-name="ce41"/>
          <table:table-cell table:number-columns-repeated="1013"/>
        </table:table-row>
        <table:table-row table:style-name="ro12">
          <table:table-cell/>
          <table:table-cell table:style-name="ce3"/>
          <table:table-cell table:style-name="ce14" office:value-type="string" table:number-columns-spanned="8" table:number-rows-spanned="1">
            <text:p><text:a xlink:href="python://for%20each=%22line%20in%20o.line_ids%20%22" xlink:type="simple">for</text:a></text:p>
          </table:table-cell>
          <table:covered-table-cell table:style-name="ce23"/>
          <table:covered-table-cell table:style-name="ce17"/>
          <table:covered-table-cell table:style-name="ce23"/>
          <table:covered-table-cell table:style-name="ce17"/>
          <table:covered-table-cell table:style-name="ce23"/>
          <table:covered-table-cell table:style-name="ce17"/>
          <table:covered-table-cell table:style-name="ce36"/>
          <table:table-cell table:style-name="ce41"/>
          <table:table-cell table:number-columns-repeated="1013"/>
        </table:table-row>
        <table:table-row table:style-name="ro13">
          <table:table-cell/>
          <table:table-cell table:style-name="ce3"/>
          <table:table-cell table:style-name="ce15" office:value-type="string">
            <text:p><text:a xlink:href="python://get_vietname_date(o.date)" xlink:type="simple">date</text:a></text:p>
          </table:table-cell>
          <table:table-cell table:style-name="ce24" office:value-type="string" table:number-columns-spanned="2" table:number-rows-spanned="1">
            <text:p><text:span text:style-name="T3"><text:a xlink:href="python://line.name%20or%20''" xlink:type="simple">name</text:a></text:span></text:p>
          </table:table-cell>
          <table:covered-table-cell table:style-name="ce26"/>
          <table:table-cell table:style-name="ce24" office:value-type="string" table:number-columns-spanned="2" table:number-rows-spanned="1">
            <text:p><text:span text:style-name="T3"><text:a xlink:href="python://line.ref%20or%20''" xlink:type="simple">ref</text:a></text:span></text:p>
          </table:table-cell>
          <table:covered-table-cell table:style-name="ce26"/>
          <table:table-cell table:style-name="ce28" table:number-columns-spanned="2" table:number-rows-spanned="1"/>
          <table:covered-table-cell table:style-name="ce26"/>
          <table:table-cell table:style-name="ce37" office:value-type="string">
            <text:p><text:a xlink:href="python://line.total_amount" xlink:type="simple">amount</text:a></text:p>
          </table:table-cell>
          <table:table-cell table:style-name="ce41"/>
          <table:table-cell table:number-columns-repeated="1013"/>
        </table:table-row>
        <table:table-row table:style-name="ro14">
          <table:table-cell/>
          <table:table-cell table:style-name="ce3"/>
          <table:table-cell table:style-name="ce16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3"/>
          <table:covered-table-cell table:style-name="ce17"/>
          <table:covered-table-cell table:style-name="ce23"/>
          <table:covered-table-cell table:style-name="ce17"/>
          <table:covered-table-cell table:style-name="ce23"/>
          <table:covered-table-cell table:style-name="ce17"/>
          <table:covered-table-cell table:style-name="ce36"/>
          <table:table-cell table:style-name="ce41"/>
          <table:table-cell table:number-columns-repeated="1013"/>
        </table:table-row>
        <table:table-row table:style-name="ro15">
          <table:table-cell/>
          <table:table-cell table:style-name="ce3"/>
          <table:table-cell table:style-name="ce17" table:number-columns-repeated="7"/>
          <table:table-cell table:style-name="ce38" office:value-type="string">
            <text:p><text:a xlink:href="python://get_total(o.line_ids)" xlink:type="simple">total</text:a></text:p>
          </table:table-cell>
          <table:table-cell table:style-name="ce41"/>
          <table:table-cell table:number-columns-repeated="1013"/>
        </table:table-row>
        <table:table-row table:style-name="ro16">
          <table:table-cell/>
          <table:table-cell table:style-name="ce4"/>
          <table:table-cell table:style-name="ce10" table:number-columns-repeated="8"/>
          <table:table-cell table:style-name="ce42"/>
          <table:table-cell table:number-columns-repeated="1013"/>
        </table:table-row>
        <table:table-row table:style-name="ro17">
          <table:table-cell/>
          <table:table-cell table:style-name="ce3"/>
          <table:table-cell table:number-columns-repeated="8"/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7" office:value-type="string">
            <text:p>Requested by : <text:a xlink:href="python://o.employee_id.name%20or%20''" xlink:type="simple">employee</text:a></text:p>
          </table:table-cell>
          <table:table-cell table:style-name="ce25" table:number-columns-repeated="4"/>
          <table:table-cell/>
          <table:table-cell table:style-name="ce29" office:value-type="string">
            <text:p>Date: </text:p>
          </table:table-cell>
          <table:table-cell table:style-name="ce39" office:value-type="string">
            <text:p><text:a xlink:href="python://get_vietname_date(o.date)" xlink:type="simple">date</text:a></text:p>
          </table:table-cell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11" office:value-type="string">
            <text:p>Print Name :</text:p>
          </table:table-cell>
          <table:table-cell table:style-name="ce25" table:number-columns-repeated="4"/>
          <table:table-cell table:style-name="ce29"/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/>
          <table:table-cell table:style-name="ce3"/>
          <table:table-cell table:style-name="ce11"/>
          <table:table-cell table:style-name="ce25" table:number-columns-repeated="4"/>
          <table:table-cell table:style-name="ce29"/>
          <table:table-cell table:number-columns-repeated="2"/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7" office:value-type="string">
            <text:p>Verified by: <text:a xlink:href="python://o.employee_id.name%20or%20''" xlink:type="simple">employee</text:a></text:p>
          </table:table-cell>
          <table:table-cell table:style-name="ce25" table:number-columns-repeated="4"/>
          <table:table-cell/>
          <table:table-cell table:style-name="ce29" office:value-type="string">
            <text:p>Date: </text:p>
          </table:table-cell>
          <table:table-cell table:style-name="ce39" office:value-type="string">
            <text:p><text:span text:style-name="T6"><text:a xlink:href="python://get_vietname_date(o.date_confirm)" xlink:type="simple">date_confirm</text:a></text:span></text:p>
          </table:table-cell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18" office:value-type="string">
            <text:p>Print Name :</text:p>
          </table:table-cell>
          <table:table-cell table:style-name="ce25" table:number-columns-repeated="4"/>
          <table:table-cell/>
          <table:table-cell table:style-name="ce29"/>
          <table:table-cell/>
          <table:table-cell table:style-name="ce41"/>
          <table:table-cell table:number-columns-repeated="1013"/>
        </table:table-row>
        <table:table-row table:style-name="ro18">
          <table:table-cell/>
          <table:table-cell table:style-name="ce3"/>
          <table:table-cell table:style-name="ce11"/>
          <table:table-cell table:style-name="ce25" table:number-columns-repeated="4"/>
          <table:table-cell/>
          <table:table-cell table:style-name="ce29"/>
          <table:table-cell/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7" office:value-type="string">
            <text:p>Approved by: <text:span text:style-name="T1"><text:a xlink:href="python://o.user_valid%20and%20o.user_valid.name%20or%20''" xlink:type="simple">valid name</text:a></text:span></text:p>
          </table:table-cell>
          <table:table-cell table:style-name="ce7"/>
          <table:table-cell table:style-name="ce25" table:number-columns-repeated="3"/>
          <table:table-cell/>
          <table:table-cell table:style-name="ce29" office:value-type="string">
            <text:p>Date: </text:p>
          </table:table-cell>
          <table:table-cell table:style-name="ce39" office:value-type="string">
            <text:p><text:a xlink:href="python://get_vietname_date(o.date_valid)" xlink:type="simple">date_valid</text:a></text:p>
          </table:table-cell>
          <table:table-cell table:style-name="ce41"/>
          <table:table-cell table:number-columns-repeated="1013"/>
        </table:table-row>
        <table:table-row table:style-name="ro3">
          <table:table-cell/>
          <table:table-cell table:style-name="ce3"/>
          <table:table-cell table:style-name="ce18" office:value-type="string">
            <text:p>Print Name :</text:p>
          </table:table-cell>
          <table:table-cell table:style-name="ce25" table:number-columns-repeated="5"/>
          <table:table-cell table:number-columns-repeated="2"/>
          <table:table-cell table:style-name="ce41"/>
          <table:table-cell table:number-columns-repeated="1013"/>
        </table:table-row>
        <table:table-row table:style-name="ro6">
          <table:table-cell/>
          <table:table-cell table:style-name="ce4"/>
          <table:table-cell table:style-name="ce10" table:number-columns-repeated="8"/>
          <table:table-cell table:style-name="ce42"/>
          <table:table-cell table:number-columns-repeated="1013"/>
        </table:table-row>
        <table:table-row table:style-name="ro17">
          <table:table-cell/>
          <table:table-cell table:style-name="ce3"/>
          <table:table-cell table:style-name="ce19" office:value-type="string">
            <text:p>Guidance notes:</text:p>
          </table:table-cell>
          <table:table-cell table:style-name="ce9" office:value-type="string">
            <text:p>The Entertainment claim must be attached with:</text:p>
          </table:table-cell>
          <table:table-cell table:number-columns-repeated="3"/>
          <table:table-cell table:style-name="ce30" office:value-type="string">
            <text:p>Approval level: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9">
          <table:table-cell/>
          <table:table-cell table:style-name="ce3"/>
          <table:table-cell table:style-name="ce9" office:value-type="string">
            <text:p>- Entertainment Request (for Non-direct Sales &amp; Non-Function Heads)</text:p>
          </table:table-cell>
          <table:table-cell table:number-columns-repeated="4"/>
          <table:table-cell table:style-name="ce31" office:value-type="string">
            <text:p>- <text:span text:style-name="T4">For Non-Function Head level:</text:span>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9">
          <table:table-cell/>
          <table:table-cell table:style-name="ce3"/>
          <table:table-cell table:style-name="ce9" office:value-type="string">
            <text:p>- Valid VAT invoices and/ or official receipts</text:p>
          </table:table-cell>
          <table:table-cell table:number-columns-repeated="4"/>
          <table:table-cell table:style-name="ce32" office:value-type="string">
            <text:p>+ Function Head review - Finance Manager approv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9">
          <table:table-cell/>
          <table:table-cell table:style-name="ce3"/>
          <table:table-cell table:style-name="ce9" office:value-type="string">
            <text:p>- Details of service order</text:p>
          </table:table-cell>
          <table:table-cell table:number-columns-repeated="4"/>
          <table:table-cell table:style-name="ce31" office:value-type="string">
            <text:p>- <text:span text:style-name="T4">For Function Head level:</text:span>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9">
          <table:table-cell/>
          <table:table-cell table:style-name="ce3"/>
          <table:table-cell table:style-name="ce20"/>
          <table:table-cell table:number-columns-repeated="4"/>
          <table:table-cell table:style-name="ce32" office:value-type="string">
            <text:p>+ Finance Manager review - Country Manager approv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20">
          <table:table-cell/>
          <table:table-cell table:style-name="ce4"/>
          <table:table-cell table:style-name="ce10" table:number-columns-repeated="5"/>
          <table:table-cell table:style-name="ce4"/>
          <table:table-cell table:style-name="ce10" table:number-columns-repeated="2"/>
          <table:table-cell table:style-name="ce42"/>
          <table:table-cell table:number-columns-repeated="1013"/>
        </table:table-row>
        <table:table-row table:style-name="ro2">
          <table:table-cell/>
          <table:table-cell table:style-name="ce5" office:value-type="string">
            <text:p>Entertainment_Claim_Form_082011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ntertainment.F15:Entertainment.F1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Arial2" svg:font-family="Arial2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20">
      <number:number number:decimal-places="2" number:min-integer-digits="1" number:grouping="true"/>
      <number:text> </number:text>
    </number:number-style>
    <number:number-style style:name="N121">
      <number:text> (</number:text>
      <number:number number:decimal-places="2" number:min-integer-digits="1" number:grouping="true"/>
      <number:text>)</number:text>
    </number:number-style>
    <number:number-style style:name="N122">
      <number:text> -</number:text>
      <number:number number:decimal-places="0" number:min-integer-digits="0"/>
      <number:text> </number:text>
    </number:number-style>
    <number:number-style style:name="N124">
      <number:number number:decimal-places="0" number:min-integer-digits="1"/>
      <number:text> </number:text>
    </number:number-style>
    <number:number-style style:name="N125">
      <number:text> (</number:text>
      <number:number number:decimal-places="0" number:min-integer-digits="1"/>
      <number:text>)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P1" style:volatile="true">
      <number:text> (</number:text>
      <number:number number:decimal-places="0" number:min-integer-digits="1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5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23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965in" fo:margin-bottom="0.0398in" fo:margin-left="0.1575in" fo:margin-right="0.1575in" style:print-page-order="ltr" style:first-page-number="continue" style:scale-to="100%" style:table-centering="horizontal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owaneep</meta:initial-creator>
    <dc:creator>kiet </dc:creator>
    <meta:creation-date>2009-02-13T16:11:59Z</meta:creation-date>
    <dc:date>2015-01-21T16:01:14</dc:date>
    <meta:print-date>2011-07-21T14:13:07Z</meta:print-date>
    <meta:editing-duration>PT1H22M53S</meta:editing-duration>
    <meta:editing-cycles>56</meta:editing-cycles>
    <meta:document-statistic meta:table-count="1" meta:cell-count="48" meta:object-count="0"/>
  </office:meta>
</office:document-meta>
</file>